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d3e6"/>
    </style:style>
    <style:style style:name="T1" style:family="text">
      <style:text-properties officeooo:rsid="0005d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10.04.2026<text:line-break/>Temat dnia: Konfiguracja środowiska Docker i przygotowanie <text:span text:style-name="T1">README.md</text:span><text:line-break/><text:line-break/>W dniu dzisiejszym kontynuowałem pracę z projektem<text:line-break/>Co udało się zrobić:<text:line-break/>- Utworz<text:span text:style-name="T1">yłem</text:span> kompletny <text:s/>docker-compose.yml <text:s/>z 3 serwisami: FastAPI, PostgreSQL, Ollama<text:line-break/>- <text:span text:style-name="T1">Dodałem</text:span> <text:s/>Dockerfile <text:s/>dla backendu i skonfigurowa<text:span text:style-name="T1">łem</text:span> <text:s/><text:span text:style-name="T1">docker-compose.yml</text:span> <text:line-break/>- Przygotow<text:span text:style-name="T1">ałem</text:span> profesjonalne <text:s/>README.md <text:s/>z instrukcją uruchomienia krok po kroku<text:line-break/>- Utworz<text:span text:style-name="T1">yłem</text:span> <text:s/>.gitignore <text:s/>zabezpieczający przed wypchnięciem <text:s/>.env <text:s/>i plików systemowych<text:line-break/>- Zweryfikowa<text:span text:style-name="T1">łem czy</text:span> projekt uruchamia się komendą <text:s/>docker compose up -d --build <text:span text:style-name="T1">działa oczywiście</text:span><text:line-break/>- Potwierdz<text:span text:style-name="T1">iłem</text:span> dostępność Swagger UI pod http://localhost:8000/docs<text:line-break/>- Wy<text:span text:style-name="T1">pchnąłem</text:span> zmiany na GitHuba</text:p>
      <text:p text:style-name="P1"><text:line-break/>Problemy, które miałem i rozwiązałem:<text:line-break/>- Największym problemem było zrozumienie że <text:s/>docker-compose <text:s/>wymaga usunięcia <text:s/>version <text:s/>w nowych wersjach Dockera, inaczej sypie warningami<text:line-break/>- <text:span text:style-name="T1">Musiałem </text:span>upewnić się że <text:s/>.env <text:s/>nie trafi do repozytorium – <text:span text:style-name="T1">sprawdziłem to poprzez</text:span> git status <text:s/>przed pushem<text:line-break/>- Brakowało jasności które pliki commitować - ustal<text:span text:style-name="T1">iłem</text:span> że <text:s/>.env.example <text:s/>tak, <text:s/>.env <text:s/>nigdy<text:line-break/><text:line-break/>Status na koniec dnia:<text:line-break/>Projekt jest przenośny i uruchamia się na dowolnej maszynie z Docker Desktop. D<text:span text:style-name="T1">zień drugi</text:span> zakończon<text:span text:style-name="T1">y</text:span>. <text:span text:style-name="T1">W poniedziałek zaimplementuję</text:span> połączenie z bazą danych przez SQLAlchemy i Alembic.<text:line-break/><text:line-break/>To wszystk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3:56:38.554155600</meta:creation-date>
    <dc:date>2026-04-10T14:04:07.920472600</dc:date>
    <meta:editing-duration>PT7M29S</meta:editing-duration>
    <meta:editing-cycles>1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2" meta:word-count="170" meta:character-count="1291" meta:non-whitespace-character-count="1095"/>
  </office:meta>
</office:document-meta>
</file>